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.653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2.304cm"/>
    </style:style>
    <style:style style:name="co4" style:family="table-column">
      <style:table-column-properties fo:break-before="auto" style:column-width="1.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ta1" style:family="table" style:master-page-name="PageStyle_5f_測試流程_20_Function">
      <style:table-properties table:display="true" style:writing-mode="lr-tb" tableooo:tab-color="#0070c0"/>
    </style:style>
    <style:style style:name="ce1" style:family="table-cell" style:parent-style-name="Default">
      <style:table-cell-properties fo:background-color="#33ff99" style:rotation-align="non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33ff99" style:rotation-align="non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33ff99" style:rotation-align="none"/>
      <style:text-properties fo:color="#ff0000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d9d9d9" style:diagonal-bl-tr="none" style:diagonal-tl-br="none" fo:border="1.76pt solid #000000" style:rotation-align="none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none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none"/>
      <style:text-properties fo:font-size="11pt" style:font-size-asian="11pt" style:font-size-complex="11pt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font-size="11pt" style:font-size-asian="11pt" style:font-size-complex="11pt"/>
    </style:style>
    <style:style style:name="ce13" style:family="table-cell" style:parent-style-name="Default">
      <style:table-cell-properties style:diagonal-bl-tr="none" style:diagonal-tl-br="none" fo:background-color="transparent" fo:border="none" style:rotation-align="non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1.7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1.76pt solid #000000"/>
    </style:style>
    <style:style style:name="ce16" style:family="table-cell" style:parent-style-name="Default">
      <style:table-cell-properties fo:background-color="#d9d9d9" style:diagonal-bl-tr="none" style:diagonal-tl-br="none" fo:border="1.76pt solid #000000" style:rotation-align="none"/>
    </style:style>
    <style:style style:name="ce17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none"/>
    </style:style>
    <style:style style:name="ce18" style:family="table-cell" style:parent-style-name="Default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none"/>
    </style:style>
    <style:style style:name="ce19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d9d9d9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ackground-color="#33ff99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font-size="11pt" style:font-size-asian="11pt" style:font-size-complex="11pt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2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32" style:family="table-cell" style:parent-style-name="Default">
      <style:table-cell-properties fo:background-color="#33ff99" style:rotation-align="non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33ff99" style:rotation-align="none"/>
      <style:text-properties fo:font-size="11pt" style:font-size-asian="11pt" style:font-size-complex="11pt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fo:font-size="10pt" style:font-size-asian="10pt" style:font-size-complex="10pt"/>
    </style:style>
    <style:style style:name="ce35" style:family="table-cell" style:parent-style-name="Default">
      <style:table-cell-properties style:diagonal-bl-tr="none" style:diagonal-tl-br="none" fo:border="none" style:rotation-align="none"/>
      <style:text-properties fo:font-size="9pt" style:font-size-asian="9pt" style:font-size-complex="9pt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1.76pt solid #000000"/>
      <style:text-properties fo:font-size="11pt" style:font-size-asian="11pt" style:font-size-complex="11pt"/>
    </style:style>
    <style:style style:name="ce3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font-size="11pt" style:font-size-asian="11pt" style:font-size-complex="11pt"/>
    </style:style>
    <style:style style:name="ce4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font-size="11pt" style:font-size-asian="11pt" style:font-size-complex="11pt"/>
    </style:style>
    <style:style style:name="ce4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4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4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4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47" style:family="table-cell" style:parent-style-name="Default">
      <style:table-cell-properties fo:background-color="transparent" style:rotation-align="none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測試流程 Function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number-columns-repeated="9" table:default-cell-style-name="ce5"/>
        <table:table-column table:style-name="co4" table:default-cell-style-name="ce5"/>
        <table:table-column table:style-name="co3" table:number-columns-repeated="981" table:default-cell-style-name="ce5"/>
        <table:table-column table:style-name="co3" table:number-columns-repeated="31" table:default-cell-style-name="Default"/>
        <table:table-row table:style-name="ro1">
          <table:table-cell table:style-name="ce1" office:value-type="string" calcext:value-type="string">
            <text:p>Version : BSP_20170503062214 <text:s/>&amp; <text:s/>PFT_170623</text:p>
          </table:table-cell>
          <table:table-cell table:style-name="ce1"/>
          <table:table-cell table:style-name="ce22"/>
          <table:table-cell table:style-name="ce32" table:number-columns-repeated="8"/>
          <table:table-cell table:number-columns-repeated="1013"/>
        </table:table-row>
        <table:table-row table:style-name="ro2">
          <table:table-cell table:style-name="ce2"/>
          <table:table-cell table:style-name="ce8" office:value-type="string" calcext:value-type="string">
            <text:p>此文件須要搭配 <text:s text:c="2"/>: <text:s/>測試工具(PFT_170623) <text:s/>+ <text:s/>測試治具 <text:s/>+ <text:s/>HW_Version <text:s/>+ <text:s text:c="2"/>SW_version (BSP) </text:p>
          </table:table-cell>
          <table:table-cell table:style-name="ce22"/>
          <table:table-cell table:style-name="ce8" table:number-columns-repeated="7"/>
          <table:table-cell table:style-name="ce33"/>
          <table:table-cell table:number-columns-repeated="1013"/>
        </table:table-row>
        <table:table-row table:style-name="ro1">
          <table:table-cell table:style-name="ce2"/>
          <table:table-cell table:style-name="ce8" office:value-type="string" calcext:value-type="string">
            <text:p>才有意義</text:p>
          </table:table-cell>
          <table:table-cell table:style-name="ce22"/>
          <table:table-cell table:style-name="ce33" table:number-columns-repeated="8"/>
          <table:table-cell table:style-name="ce47" table:number-columns-repeated="980"/>
          <table:table-cell table:number-columns-repeated="33"/>
        </table:table-row>
        <table:table-row table:style-name="ro1">
          <table:table-cell table:style-name="ce3"/>
          <table:table-cell table:number-columns-repeated="1023"/>
        </table:table-row>
        <table:table-row table:style-name="ro2">
          <table:table-cell office:value-type="string" calcext:value-type="string">
            <text:p>一. PCBA 測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測試項目 <text:s/>: <text:s/>Function 及 IO 測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-1. Ethernet (eth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9" office:value-type="string" calcext:value-type="string">
            <text:p>連接方式 : </text:p>
          </table:table-cell>
          <table:table-cell table:style-name="ce23" office:value-type="string" calcext:value-type="string">
            <text:p>RJ2 銜接網路線至外網 </text:p>
          </table:table-cell>
          <table:table-cell table:style-name="ce23" table:number-columns-repeated="7"/>
          <table:table-cell table:style-name="ce38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ping 外網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喚醒網卡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ifconfig eth0 u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取得IP addr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udhcpc -i eth0 &amp;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3" office:value-type="string" calcext:value-type="string">
            <text:p>3. 請USER 輸入要Ping的IP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user key in i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4. ping ip(共 ping 5次)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ping -I $eth -w 5 $ip | grep $ip | wc -l)" -gt "2"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結果3次 packets received 以上OK (包含3次)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結果不及3次 packets received OK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style-name="ce9" office:value-type="string" calcext:value-type="string">
            <text:p>連接方式 : </text:p>
          </table:table-cell>
          <table:table-cell table:style-name="ce24" office:value-type="string" calcext:value-type="string">
            <text:p>RJ2 銜接網路線至 FTP Server (準備Server, 建立檔案TEST_ETHERNET, 內容字串 ftp_pass)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下載 檔案, 比對內容是否一致 (ftp_pass)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喚醒網卡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ifconfig eth0 u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取得IP addr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udhcpc -i eth0 &amp;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3" office:value-type="string" calcext:value-type="string">
            <text:p>3. 輸入serverip , user name, passwd</text:p>
          </table:table-cell>
          <table:table-cell table:style-name="ce12"/>
          <table:table-cell table:number-columns-repeated="2"/>
          <table:table-cell table:style-name="ce12"/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4. 去指定server下載 TEST_ETHERNET 檔案</text:p>
          </table:table-cell>
          <table:table-cell table:style-name="ce12" table:number-columns-repeated="2"/>
          <table:table-cell/>
          <table:table-cell table:style-name="ce35" office:value-type="string" calcext:value-type="string">
            <text:p>ftpget -u $ftpid -p $ftppw $ftpserver download_net \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table:number-columns-repeated="3"/>
          <table:table-cell/>
          <table:table-cell table:style-name="ce35"/>
          <table:table-cell table:style-name="ce36" office:value-type="string" calcext:value-type="string">
            <text:p>TEST_ETHERNET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3" office:value-type="string" calcext:value-type="string">
            <text:p>5. 比對下載檔案內容字串</text:p>
          </table:table-cell>
          <table:table-cell table:number-columns-repeated="5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內容 ftp_pass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內容不是 ftp_pass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5">
          <table:table-cell table:style-name="ce5"/>
          <table:table-cell table:style-name="ce12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1-2. WIFI (wlan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9" office:value-type="string" calcext:value-type="string">
            <text:p>連接方式 : </text:p>
          </table:table-cell>
          <table:table-cell table:style-name="ce24" office:value-type="string" calcext:value-type="string">
            <text:p>CN21 接PCIE網卡 , 並提供至少1台WIFI AP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Scan AP number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掛載相應模組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modprobe ath9k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喚醒無線網卡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ifconfig wlan0 u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3. scan AP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iwlist wlan0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AP數目大於1 (包含1個)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AP數目為0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style-name="ce9" office:value-type="string" calcext:value-type="string">
            <text:p>連接方式 : </text:p>
          </table:table-cell>
          <table:table-cell table:style-name="ce26" office:value-type="string" calcext:value-type="string">
            <text:p>CN21 接PCIE網卡 , 並提供至少1台WIFI AP至 FTP Server (準備Server, 建立檔案TEST_WIFI, 內容字串 ftp_pass)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連接WIFI AP 及 下載 檔案, 比對內容是否一致 (ftp_pass)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檢查WIFI網卡是否存在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iwconfig 2&gt;/dev/null | grep -o "^\w*" | wc -l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3" office:value-type="string" calcext:value-type="string">
            <text:p>2. 喚醒WIFI網卡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ifconfig $wifi u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3" office:value-type="string" calcext:value-type="string">
            <text:p>3. 連接到WIFI AP (security, ssid, password)</text:p>
          </table:table-cell>
          <table:table-cell table:style-name="ce12"/>
          <table:table-cell table:number-columns-repeated="2"/>
          <table:table-cell table:style-name="ce34"/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4. 取得IP addr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udhcpc -i $wifi &amp;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3" office:value-type="string" calcext:value-type="string">
            <text:p>5. 輸入serverip , user name, passwd</text:p>
          </table:table-cell>
          <table:table-cell table:style-name="ce12"/>
          <table:table-cell table:number-columns-repeated="2"/>
          <table:table-cell table:style-name="ce34"/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6. 去指定server下載 TEST_ETHERNET 檔案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ftpget -u $ftpid -p $ftppw $ftpserver download_net TEST_WIFI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3" office:value-type="string" calcext:value-type="string">
            <text:p>7. 比對下載檔案內容字串</text:p>
          </table:table-cell>
          <table:table-cell table:number-columns-repeated="3"/>
          <table:table-cell table:style-name="ce36"/>
          <table:table-cell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內容 ftp_pass</text:p>
          </table:table-cell>
          <table:table-cell table:style-name="ce12" table:number-columns-repeated="7"/>
          <table:table-cell table:style-name="ce40"/>
          <table:table-cell table:style-name="Default"/>
          <table:table-cell table:number-columns-repeated="1012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內容不是 ftp_pass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style-name="ce13"/>
          <table:table-cell table:style-name="ce12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1-3. LVDS (lvds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5 接LVDS面板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6" office:value-type="string" calcext:value-type="string">
            <text:p>顯示 <text:s/>Color畫面 -&gt;10sec -&gt; White畫面 -&gt;10sec -&gt; Black畫面 -&gt; 10sec -&gt; Dinosaur畫面 -&gt; 10sec -&gt; 花畫面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打開背光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echo 0 &gt; /sys/class/graphics/fb0/blank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設定bits_per_pixel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echo 24 &gt; /sys/class/graphics/fb0/bits_per_pixel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3. dd Color picture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dd if=../wall-1024x768-565.rgb of=/dev/fb0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 </text:p>
          </table:table-cell>
          <table:table-cell table:style-name="ce24" office:value-type="string" calcext:value-type="string">
            <text:p>需要使用者判斷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有完整圖片輸出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無圖片輸出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1-4. CAN (can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13 銜接 Can bus 到 Server (另一張ADLINK Board 的 CN13, can0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text:s/></text:p>
          </table:table-cell>
          <table:table-cell table:style-name="ce24" office:value-type="string" calcext:value-type="string">
            <text:p>互傳遞封包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先架設Can Server, 執行Can_Server程式, 等待Can bus information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a. Set can up and bitrate 125000</text:p>
          </table:table-cell>
          <table:table-cell table:style-name="ce12" table:number-columns-repeated="3"/>
          <table:table-cell table:style-name="ce34" office:value-type="string" calcext:value-type="string">
            <text:p>ip link set can0 up type can bitrate 125000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b. 接收等待 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c. 若接到訊息, 印 "get client request"</text:p>
          </table:table-cell>
          <table:table-cell table:style-name="ce12" table:number-columns-repeated="3"/>
          <table:table-cell table:style-name="ce34" office:value-type="string" calcext:value-type="string">
            <text:p>echo "get client request"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d. 然後傳遞相同訊息回Client</text:p>
          </table:table-cell>
          <table:table-cell table:style-name="ce12" table:number-columns-repeated="3"/>
          <table:table-cell table:style-name="ce34" office:value-type="string" calcext:value-type="string">
            <text:p>cansend can0 500#1E.10.10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e. 再回b, 等待下次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傳送訊息到Server, 並等待response, 判別結果</text:p>
          </table:table-cell>
          <table:table-cell table:style-name="ce12" table:number-columns-repeated="4"/>
          <table:table-cell table:style-name="ce34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a. Set can up and bitrate 125000</text:p>
          </table:table-cell>
          <table:table-cell table:style-name="ce12" table:number-columns-repeated="3"/>
          <table:table-cell table:style-name="ce34" office:value-type="string" calcext:value-type="string">
            <text:p>ip link set can0 up type can bitrate 125000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b. 傳送訊息到Server</text:p>
          </table:table-cell>
          <table:table-cell table:style-name="ce12" table:number-columns-repeated="3"/>
          <table:table-cell table:style-name="ce34" office:value-type="string" calcext:value-type="string">
            <text:p>cansend can0 500#1E.10.10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c. 接收等待 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d. 等待3秒, 若沒回應, 會重新傳送 (retry=3)</text:p>
          </table:table-cell>
          <table:table-cell table:style-name="ce12" table:number-columns-repeated="6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有收到Server Response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Server沒任何回應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1-5. USB (sda0, sdb0, sdc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USB1 接上 2隻隨身碟, CN8 接上1隻隨身碟 (共3隻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text:s/>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檢查是否有device存在</text:p>
          </table:table-cell>
          <table:table-cell table:style-name="ce12" table:number-columns-repeated="3"/>
          <table:table-cell table:style-name="ce34" office:value-type="string" calcext:value-type="string">
            <text:p>ls /dev/$USB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USB on /run/media/$USB" \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table:number-columns-repeated="4"/>
          <table:table-cell table:style-name="ce34"/>
          <table:table-cell table:style-name="ce36" office:value-type="string" calcext:value-type="string">
            <text:p><text:s/>| wc -l) -gt 0 ]; then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3. 複製一檔案到隨身碟</text:p>
          </table:table-cell>
          <table:table-cell table:style-name="ce12" table:number-columns-repeated="3"/>
          <table:table-cell table:style-name="ce34" office:value-type="string" calcext:value-type="string">
            <text:p>cp -avrf ../file $file_path/USB_TEST/USB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4. read md5sum </text:p>
          </table:table-cell>
          <table:table-cell table:style-name="ce12" table:number-columns-repeated="3"/>
          <table:table-cell table:style-name="ce34" office:value-type="string" calcext:value-type="string">
            <text:p>md5sum $file_path/USB_TEST/USB_date | awk '{print $1}'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5. 判斷 2個檔案 checksum 是否一致</text:p>
          </table:table-cell>
          <table:table-cell table:style-name="ce12" table:number-columns-repeated="3"/>
          <table:table-cell table:style-name="ce34" office:value-type="string" calcext:value-type="string">
            <text:p>if <text:s/>[ $checksum1 == $checksum ]; 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檔案一致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檔案不一致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1-6. SDCARD (mmcblk1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1 放置mini-sdcard (需有partition存在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text:s/>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檢查是否有device存在</text:p>
          </table:table-cell>
          <table:table-cell table:style-name="ce12" table:number-columns-repeated="3"/>
          <table:table-cell table:style-name="ce34" office:value-type="string" calcext:value-type="string">
            <text:p>ls /dev/$sd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sd on /" | wc -l) -gt 0 ]; 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3. 複製一檔案到SdCard</text:p>
          </table:table-cell>
          <table:table-cell table:style-name="ce12" table:number-columns-repeated="3"/>
          <table:table-cell table:style-name="ce34" office:value-type="string" calcext:value-type="string">
            <text:p>cp -avrf file $file_path/SD_TEST/SD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4. read md5sum </text:p>
          </table:table-cell>
          <table:table-cell table:style-name="ce12" table:number-columns-repeated="3"/>
          <table:table-cell table:style-name="ce34" office:value-type="string" calcext:value-type="string">
            <text:p>md5sum $file_path/SD_TEST/SD_date | awk '{print $1}'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5. 判斷 2個檔案 checksum 是否一致</text:p>
          </table:table-cell>
          <table:table-cell table:style-name="ce12" table:number-columns-repeated="3"/>
          <table:table-cell table:style-name="ce34" office:value-type="string" calcext:value-type="string">
            <text:p>if <text:s/>[ $checksum1 == $checksum ]; 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檔案一致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檔案不一致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1-7. EMMC (mmcblk0)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本身作業系統, 無需再接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測試方法 : <text:s/>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1. 檢查是否有device存在</text:p>
          </table:table-cell>
          <table:table-cell table:style-name="ce12" table:number-columns-repeated="3"/>
          <table:table-cell table:style-name="ce34" office:value-type="string" calcext:value-type="string">
            <text:p>ls /dev/$mmc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mmc on /run/media/$mmc" \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/>
          <table:table-cell table:style-name="ce10"/>
          <table:table-cell table:style-name="ce12" table:number-columns-repeated="4"/>
          <table:table-cell table:style-name="ce34"/>
          <table:table-cell table:style-name="ce34" office:value-type="string" calcext:value-type="string">
            <text:p>| wc -l) -gt 0 ]; then</text:p>
          </table:table-cell>
          <table:table-cell table:style-name="Default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3. 複製一檔案到Emmc</text:p>
          </table:table-cell>
          <table:table-cell table:style-name="ce12" table:number-columns-repeated="3"/>
          <table:table-cell table:style-name="ce34" office:value-type="string" calcext:value-type="string">
            <text:p>cp -avrf file $file_path/EMMC_TEST/EMMC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4. read md5sum </text:p>
          </table:table-cell>
          <table:table-cell table:style-name="ce12" table:number-columns-repeated="3"/>
          <table:table-cell table:style-name="ce34" office:value-type="string" calcext:value-type="string">
            <text:p>md5sum $file_path/EMMC_TEST/EMMC_date | awk '{print $1}'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5. 判斷 2個檔案 checksum 是否一致</text:p>
          </table:table-cell>
          <table:table-cell table:style-name="ce12" table:number-columns-repeated="3"/>
          <table:table-cell table:style-name="ce34" office:value-type="string" calcext:value-type="string">
            <text:p>if <text:s/>[ $checksum1 == $checksum ]; 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PASS : <text:s/>若檔案一致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1"/>
          <table:table-cell table:style-name="ce25" office:value-type="string" calcext:value-type="string">
            <text:p>FAIL : <text:s/>若檔案不一致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二. BurnIn 測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測試項目 <text:s/>: 程式Auto Run, Stop - Ctrl+C, <text:s/>相關Log檔會存在當下測試目錄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-1. Ethernet (eth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RJ2 銜接網路線至外網 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ping 外網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喚醒網卡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ifconfig eth0 u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取得IP addr</text:p>
          </table:table-cell>
          <table:table-cell table:style-name="ce12"/>
          <table:table-cell table:number-columns-repeated="2"/>
          <table:table-cell table:style-name="ce34" office:value-type="string" calcext:value-type="string">
            <text:p>udhcpc -i eth0 &amp;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3. ping Ethernet AP 192.168.X.1 (5次)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ping -I $eth -w 5 $target | grep $target | wc -l)" -gt "2"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4. loop ping and detect result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結果3次 packets received 以上OK (包含3次)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結果不及3次 packets received OK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2-2. WIFI (wlan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21 接PCIE網卡 , 並提供至少1台WIFI AP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Scan AP number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掛載相應模組</text:p>
          </table:table-cell>
          <table:table-cell table:style-name="ce12" table:number-columns-repeated="2"/>
          <table:table-cell/>
          <table:table-cell table:style-name="ce12" office:value-type="string" calcext:value-type="string">
            <text:p>modprobe ath9k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喚醒無線網卡</text:p>
          </table:table-cell>
          <table:table-cell table:style-name="ce12" table:number-columns-repeated="2"/>
          <table:table-cell/>
          <table:table-cell table:style-name="ce12" office:value-type="string" calcext:value-type="string">
            <text:p>ifconfig wlan0 u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3. scan AP</text:p>
          </table:table-cell>
          <table:table-cell table:style-name="ce12" table:number-columns-repeated="2"/>
          <table:table-cell/>
          <table:table-cell table:style-name="ce12" office:value-type="string" calcext:value-type="string">
            <text:p>iwlist wlan0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4. loop scan Ap and display result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輸出WIFI (AP 數目)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10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2-3. CAN (can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13 銜接 Can bus 到 Server (另一張ADLINK Board 的 CN13, can0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text:s/></text:p>
          </table:table-cell>
          <table:table-cell table:style-name="ce24" office:value-type="string" calcext:value-type="string">
            <text:p>互傳遞封包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步驟大至如下 :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先架設Can Server, 執行Can_Server程式, 等待Can bus information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a. Set can up and bitrate 125000</text:p>
          </table:table-cell>
          <table:table-cell table:style-name="ce12" table:number-columns-repeated="3"/>
          <table:table-cell table:style-name="ce34" office:value-type="string" calcext:value-type="string">
            <text:p>ip link set can0 up type can bitrate 125000</text:p>
          </table:table-cell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b. 接收等待 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c. 若接到訊息, 印 "get client request"</text:p>
          </table:table-cell>
          <table:table-cell table:style-name="ce12" table:number-columns-repeated="3"/>
          <table:table-cell table:style-name="ce34" office:value-type="string" calcext:value-type="string">
            <text:p>echo "get client request"</text:p>
          </table:table-cell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d. 然後傳遞相同訊息回Client</text:p>
          </table:table-cell>
          <table:table-cell table:style-name="ce12" table:number-columns-repeated="3"/>
          <table:table-cell table:style-name="ce34" office:value-type="string" calcext:value-type="string">
            <text:p>cansend can0 500#1E.10.10</text:p>
          </table:table-cell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e. 再回b, 等待下次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傳送訊息到Server, 並等待response, 判別結果</text:p>
          </table:table-cell>
          <table:table-cell table:style-name="ce12" table:number-columns-repeated="4"/>
          <table:table-cell table:style-name="ce34" table:number-columns-repeated="3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a. Set can up and bitrate 125000</text:p>
          </table:table-cell>
          <table:table-cell table:style-name="ce12" table:number-columns-repeated="3"/>
          <table:table-cell table:style-name="ce34" office:value-type="string" calcext:value-type="string">
            <text:p>ip link set can0 up type can bitrate 125000</text:p>
          </table:table-cell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b. 傳送訊息到Server</text:p>
          </table:table-cell>
          <table:table-cell table:style-name="ce12" table:number-columns-repeated="3"/>
          <table:table-cell table:style-name="ce34" office:value-type="string" calcext:value-type="string">
            <text:p>cansend can0 500#1E.10.10</text:p>
          </table:table-cell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c. 接收等待 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34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d. 等待3秒, 若沒回應, 會重新傳送 (retry=3)</text:p>
          </table:table-cell>
          <table:table-cell table:style-name="ce12" table:number-columns-repeated="6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e. loop - sent - reciver - detect result</text:p>
          </table:table-cell>
          <table:table-cell table:style-name="ce12" table:number-columns-repeated="6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有收到Server Response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持續Wait_Response, 都沒回應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2-4. USB (sda0, sdb0, sdc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USB1 接上 2隻隨身碟, CN8 接上1隻隨身碟 (共3隻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text:s/>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檢查是否有device存在</text:p>
          </table:table-cell>
          <table:table-cell table:style-name="ce12" table:number-columns-repeated="3"/>
          <table:table-cell table:style-name="ce34" office:value-type="string" calcext:value-type="string">
            <text:p>ls /dev/$USB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USB on /run/media/$USB" \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table:number-columns-repeated="4"/>
          <table:table-cell table:style-name="ce34"/>
          <table:table-cell table:style-name="ce36" office:value-type="string" calcext:value-type="string">
            <text:p>| wc -l) -gt 0 ]; then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3. 加一檔案到隨身碟</text:p>
          </table:table-cell>
          <table:table-cell table:style-name="ce12" table:number-columns-repeated="3"/>
          <table:table-cell table:style-name="ce34" office:value-type="string" calcext:value-type="string">
            <text:p>echo $(date) &gt; $file_path/USB_TEST/USB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4. 檢查隨身碟檔案是否存在</text:p>
          </table:table-cell>
          <table:table-cell table:style-name="ce12" table:number-columns-repeated="3"/>
          <table:table-cell table:style-name="ce34" office:value-type="string" calcext:value-type="string">
            <text:p>if <text:s/>[ -f $file_path/USB_TEST/USB_date ];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5. loop - read file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檔案存在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檔案不存在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2-5. SDCARD (mmcblk1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1 放置mini-sdcard (需有partition存在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text:s/>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4"/>
          <table:table-cell table:style-name="ce27" office:value-type="string" calcext:value-type="string">
            <text:p>1. 檢查是否有device存在</text:p>
          </table:table-cell>
          <table:table-cell table:style-name="ce27" table:number-columns-repeated="3"/>
          <table:table-cell table:style-name="ce37" office:value-type="string" calcext:value-type="string">
            <text:p>ls /dev/$sd</text:p>
          </table:table-cell>
          <table:table-cell table:style-name="Default"/>
          <table:table-cell table:style-name="ce27" table:number-columns-repeated="2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sd on /" | wc -l) -gt 0 ]; 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3. 加一檔案到SdCard</text:p>
          </table:table-cell>
          <table:table-cell table:style-name="ce12" table:number-columns-repeated="3"/>
          <table:table-cell table:style-name="ce34" office:value-type="string" calcext:value-type="string">
            <text:p>echo $(date) &gt; $file_path/$sd/USB_TEST/SD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4. 檢查隨身碟檔案是否存在</text:p>
          </table:table-cell>
          <table:table-cell table:style-name="ce12" table:number-columns-repeated="3"/>
          <table:table-cell table:style-name="ce34" office:value-type="string" calcext:value-type="string">
            <text:p>if <text:s/>[ -f $file_path/$sd/USB_TEST/SD_date ]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1"/>
          <table:table-cell table:style-name="ce25" office:value-type="string" calcext:value-type="string">
            <text:p>5. loop - read file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2">
          <table:table-cell table:style-name="ce5"/>
          <table:table-cell table:style-name="ce10" office:value-type="string" calcext:value-type="string">
            <text:p>判斷條件:</text:p>
          </table:table-cell>
          <table:table-cell table:style-name="ce12" table:number-columns-repeated="8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檔案存在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檔案不存在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2-6. EMMC (mmcblk0)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本身作業系統, 無需再接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測試方法 : <text:s/>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1. 檢查是否有device存在</text:p>
          </table:table-cell>
          <table:table-cell table:style-name="ce12" table:number-columns-repeated="3"/>
          <table:table-cell table:style-name="ce34" office:value-type="string" calcext:value-type="string">
            <text:p>ls /dev/$mmc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mmc on /run/media/$mmc" \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/>
          <table:table-cell table:style-name="ce10"/>
          <table:table-cell table:style-name="ce12" table:number-columns-repeated="4"/>
          <table:table-cell table:style-name="ce34"/>
          <table:table-cell table:style-name="ce36" office:value-type="string" calcext:value-type="string">
            <text:p>| wc -l) -gt 0 ]; then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3. 加一檔案到emmc</text:p>
          </table:table-cell>
          <table:table-cell table:style-name="ce12" table:number-columns-repeated="3"/>
          <table:table-cell table:style-name="ce34" office:value-type="string" calcext:value-type="string">
            <text:p>echo $(date) &gt; $file_path/USB_TEST/USB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4. 檢查隨身碟檔案是否存在</text:p>
          </table:table-cell>
          <table:table-cell table:style-name="ce12" table:number-columns-repeated="3"/>
          <table:table-cell table:style-name="ce34" office:value-type="string" calcext:value-type="string">
            <text:p>if <text:s/>[ -f $file_path/USB_TEST/USB_date ];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5. loop - readfile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PASS : <text:s/>若檔案存在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1"/>
          <table:table-cell table:style-name="ce25" office:value-type="string" calcext:value-type="string">
            <text:p>FAIL : <text:s/>若檔案不存在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office:value-type="string" calcext:value-type="string">
            <text:p>三. Profermance 測試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測試項目 <text:s/>: Auto Run - 一開始需設定測試時間, 相關Log檔會存在當下測試目錄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t stress test for loading 90% - 100%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3-1. Ethernet (eth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RJ2 銜接網路線至外網 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ping 外網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喚醒網卡</text:p>
          </table:table-cell>
          <table:table-cell table:style-name="ce12"/>
          <table:table-cell/>
          <table:table-cell table:style-name="ce12"/>
          <table:table-cell table:style-name="ce34" office:value-type="string" calcext:value-type="string">
            <text:p>ifconfig eth0 u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取得IP addr</text:p>
          </table:table-cell>
          <table:table-cell table:style-name="ce12"/>
          <table:table-cell/>
          <table:table-cell table:style-name="ce12"/>
          <table:table-cell table:style-name="ce34" office:value-type="string" calcext:value-type="string">
            <text:p>udhcpc -i eth0 &amp;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3. ping Ethernet AP 192.168.X.1 (5次)</text:p>
          </table:table-cell>
          <table:table-cell table:style-name="ce12" table:number-columns-repeated="3"/>
          <table:table-cell table:style-name="ce34" office:value-type="string" calcext:value-type="string">
            <text:p>ping -I $eth -w 5 $target | grep $target | wc -l)" -gt "2"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4. loop ping and detect result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結果3次 packets received 以上OK (包含3次)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結果不及3次 packets received OK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3-2. WIFI (wlan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21 接PCIE網卡 , 並提供至少1台WIFI AP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Scan AP number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掛載相應模組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modprobe ath9k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喚醒無線網卡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ifconfig wlan0 up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3. scan AP</text:p>
          </table:table-cell>
          <table:table-cell table:style-name="ce12" table:number-columns-repeated="2"/>
          <table:table-cell/>
          <table:table-cell table:style-name="ce34" office:value-type="string" calcext:value-type="string">
            <text:p>iwlist wlan0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4. loop scan Ap and display result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輸出WIFI numbers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9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3-3. CAN (can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13 銜接 Can bus 到 Server (另一張ADLINK Board 的 CN13, can0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office:value-type="string" calcext:value-type="string">
            <text:p>互傳遞封包</text:p>
          </table:table-cell>
          <table:table-cell table:style-name="ce24" table:number-columns-repeated="7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先架設Can Server, 執行Can_Server程式, 等待Can bus information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a. Set can up and bitrate 125000</text:p>
          </table:table-cell>
          <table:table-cell table:style-name="ce12" table:number-columns-repeated="3"/>
          <table:table-cell table:style-name="ce34" office:value-type="string" calcext:value-type="string">
            <text:p>ip link set can0 up type can bitrate 125000</text:p>
          </table:table-cell>
          <table:table-cell table:style-name="ce34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b. 接收等待 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34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c. 若接到訊息, 印 "get client request"</text:p>
          </table:table-cell>
          <table:table-cell table:style-name="ce12" table:number-columns-repeated="3"/>
          <table:table-cell table:style-name="ce34" office:value-type="string" calcext:value-type="string">
            <text:p>echo "get client request"</text:p>
          </table:table-cell>
          <table:table-cell table:style-name="ce34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d. 然後傳遞相同訊息回Client</text:p>
          </table:table-cell>
          <table:table-cell table:style-name="ce12" table:number-columns-repeated="3"/>
          <table:table-cell table:style-name="ce34" office:value-type="string" calcext:value-type="string">
            <text:p>cansend can0 500#1E.10.10</text:p>
          </table:table-cell>
          <table:table-cell table:style-name="ce34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e. 再回b, 等待下次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34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f. 結束 killall cansniffer</text:p>
          </table:table-cell>
          <table:table-cell table:style-name="ce12" table:number-columns-repeated="3"/>
          <table:table-cell table:style-name="ce34" table:number-columns-repeated="2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傳送訊息到Server, 並等待response, 判別結果</text:p>
          </table:table-cell>
          <table:table-cell table:style-name="ce12" table:number-columns-repeated="4"/>
          <table:table-cell table:style-name="ce34" table:number-columns-repeated="2"/>
          <table:table-cell table:style-name="ce1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a. Set can up and bitrate 125000</text:p>
          </table:table-cell>
          <table:table-cell table:style-name="ce12" table:number-columns-repeated="3"/>
          <table:table-cell table:style-name="ce34" office:value-type="string" calcext:value-type="string">
            <text:p>ip link set can0 up type can bitrate 125000</text:p>
          </table:table-cell>
          <table:table-cell table:style-name="ce34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b. 傳送訊息到Server</text:p>
          </table:table-cell>
          <table:table-cell table:style-name="ce12" table:number-columns-repeated="3"/>
          <table:table-cell table:style-name="ce34" office:value-type="string" calcext:value-type="string">
            <text:p>cansend can0 500#1E.10.10</text:p>
          </table:table-cell>
          <table:table-cell table:style-name="ce34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c. 接收等待 information</text:p>
          </table:table-cell>
          <table:table-cell table:style-name="ce12" table:number-columns-repeated="3"/>
          <table:table-cell table:style-name="ce34" office:value-type="string" calcext:value-type="string">
            <text:p>cansniffer can0</text:p>
          </table:table-cell>
          <table:table-cell table:style-name="ce34"/>
          <table:table-cell table:style-name="ce1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d. 等待3秒, 若沒回應, 會重新傳送 (retry=3)</text:p>
          </table:table-cell>
          <table:table-cell table:style-name="ce12" table:number-columns-repeated="6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/>
          <table:table-cell table:style-name="ce12" office:value-type="string" calcext:value-type="string">
            <text:p>e. loop - sent - reciver - detect result</text:p>
          </table:table-cell>
          <table:table-cell table:style-name="ce12" table:number-columns-repeated="6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有收到Server Response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持續Wait_Response, 都沒回應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3-4. USB (sda0, sdb0, sdc0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USB1 接上 2隻隨身碟, CN8 接上1隻隨身碟 (共3隻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檢查是否有device存在</text:p>
          </table:table-cell>
          <table:table-cell table:style-name="ce12" table:number-columns-repeated="3"/>
          <table:table-cell table:style-name="ce34" office:value-type="string" calcext:value-type="string">
            <text:p>ls /dev/$USB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USB on /run/media/$USB" \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table:number-columns-repeated="4"/>
          <table:table-cell table:style-name="ce34"/>
          <table:table-cell table:style-name="ce36" office:value-type="string" calcext:value-type="string">
            <text:p>| wc -l) -gt 0 ]; then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3. 加一檔案到隨身碟</text:p>
          </table:table-cell>
          <table:table-cell table:style-name="ce12" table:number-columns-repeated="3"/>
          <table:table-cell table:style-name="ce34" office:value-type="string" calcext:value-type="string">
            <text:p>echo $(date) &gt; $file_path/USB_TEST/USB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4. 檢查隨身碟檔案是否存在</text:p>
          </table:table-cell>
          <table:table-cell table:style-name="ce12" table:number-columns-repeated="3"/>
          <table:table-cell table:style-name="ce34" office:value-type="string" calcext:value-type="string">
            <text:p>if <text:s/>[ -f $file_path/USB_TEST/USB_date ];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5. loop - read file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檔案存在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檔案不存在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3-5. SDCARD (mmcblk1)</text:p>
          </table:table-cell>
          <table:table-cell table:number-columns-repeated="1023"/>
        </table:table-row>
        <table:table-row table:style-name="ro2">
          <table:table-cell table:style-name="ce5"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CN1 放置mini-sdcard (需有partition存在)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測試方法 : 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1. 檢查是否有device存在</text:p>
          </table:table-cell>
          <table:table-cell table:style-name="ce12" table:number-columns-repeated="3"/>
          <table:table-cell table:style-name="ce34" office:value-type="string" calcext:value-type="string">
            <text:p>ls /dev/$sd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sd on /" | wc -l) -gt 0 ]; 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3. 加一檔案到SdCard</text:p>
          </table:table-cell>
          <table:table-cell table:style-name="ce12" table:number-columns-repeated="3"/>
          <table:table-cell table:style-name="ce34" office:value-type="string" calcext:value-type="string">
            <text:p>echo $(date) &gt; $file_path/$sd/USB_TEST/SD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4. 檢查隨身碟檔案是否存在</text:p>
          </table:table-cell>
          <table:table-cell table:style-name="ce12" table:number-columns-repeated="3"/>
          <table:table-cell table:style-name="ce34" office:value-type="string" calcext:value-type="string">
            <text:p>if <text:s/>[ -f $file_path/$sd/USB_TEST/SD_date ]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 table:style-name="ce5"/>
          <table:table-cell table:style-name="ce10"/>
          <table:table-cell table:style-name="ce12" office:value-type="string" calcext:value-type="string">
            <text:p>5. loop - read file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2" office:value-type="string" calcext:value-type="string">
            <text:p>PASS : <text:s/>若檔案存在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 table:style-name="ce5"/>
          <table:table-cell table:style-name="ce11"/>
          <table:table-cell table:style-name="ce25" office:value-type="string" calcext:value-type="string">
            <text:p>FAIL : <text:s/>若檔案不存在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office:value-type="string" calcext:value-type="string">
            <text:p>3-6. EMMC (mmcblk0)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連接方式 : </text:p>
          </table:table-cell>
          <table:table-cell table:style-name="ce27" office:value-type="string" calcext:value-type="string">
            <text:p>本身作業系統, 無需再接</text:p>
          </table:table-cell>
          <table:table-cell table:style-name="ce27" table:number-columns-repeated="7"/>
          <table:table-cell table:style-name="ce42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測試方法 : 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1. 檢查是否有device存在</text:p>
          </table:table-cell>
          <table:table-cell table:style-name="ce12" table:number-columns-repeated="3"/>
          <table:table-cell table:style-name="ce34" office:value-type="string" calcext:value-type="string">
            <text:p>ls /dev/$mmc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2. 檢查是否掛載device到相對應位置</text:p>
          </table:table-cell>
          <table:table-cell table:style-name="ce12" table:number-columns-repeated="3"/>
          <table:table-cell table:style-name="ce34" office:value-type="string" calcext:value-type="string">
            <text:p>if [ $(mount | grep "/dev/$mmc on /run/media/$mmc"\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/>
          <table:table-cell table:style-name="ce10"/>
          <table:table-cell table:style-name="ce12" table:number-columns-repeated="4"/>
          <table:table-cell table:style-name="ce34"/>
          <table:table-cell table:style-name="ce36" office:value-type="string" calcext:value-type="string">
            <text:p><text:s/>| wc -l) -gt 0 ]; then</text:p>
          </table:table-cell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3. 加一檔案到emmc</text:p>
          </table:table-cell>
          <table:table-cell table:style-name="ce12" table:number-columns-repeated="3"/>
          <table:table-cell table:style-name="ce34" office:value-type="string" calcext:value-type="string">
            <text:p>echo $(date) &gt; $file_path/USB_TEST/USB_date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4. 檢查隨身碟檔案是否存在</text:p>
          </table:table-cell>
          <table:table-cell table:style-name="ce12" table:number-columns-repeated="3"/>
          <table:table-cell table:style-name="ce34" office:value-type="string" calcext:value-type="string">
            <text:p>if <text:s/>[ -f $file_path/USB_TEST/USB_date ];then</text:p>
          </table:table-cell>
          <table:table-cell table:style-name="Default"/>
          <table:table-cell table:style-name="ce12" table:number-columns-repeated="2"/>
          <table:table-cell table:style-name="ce40"/>
          <table:table-cell table:number-columns-repeated="1013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5. loop - readfile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判斷條件:</text:p>
          </table:table-cell>
          <table:table-cell table:style-name="ce24" table:number-columns-repeated="8"/>
          <table:table-cell table:style-name="ce39"/>
          <table:table-cell table:number-columns-repeated="1013"/>
        </table:table-row>
        <table:table-row table:style-name="ro2">
          <table:table-cell/>
          <table:table-cell table:style-name="ce10"/>
          <table:table-cell table:style-name="ce12" office:value-type="string" calcext:value-type="string">
            <text:p>PASS : <text:s/>若檔案存在</text:p>
          </table:table-cell>
          <table:table-cell table:style-name="ce12" table:number-columns-repeated="7"/>
          <table:table-cell table:style-name="ce40"/>
          <table:table-cell table:number-columns-repeated="1013"/>
        </table:table-row>
        <table:table-row table:style-name="ro2">
          <table:table-cell/>
          <table:table-cell table:style-name="ce11"/>
          <table:table-cell table:style-name="ce25" office:value-type="string" calcext:value-type="string">
            <text:p>FAIL : <text:s/>若檔案不存在</text:p>
          </table:table-cell>
          <table:table-cell table:style-name="ce25" table:number-columns-repeated="7"/>
          <table:table-cell table:style-name="ce41"/>
          <table:table-cell table:number-columns-repeated="1013"/>
        </table:table-row>
        <table:table-row table:style-name="ro1" table:number-rows-repeated="9">
          <table:table-cell table:number-columns-repeated="1024"/>
        </table:table-row>
        <table:table-row table:style-name="ro3">
          <table:table-cell table:style-name="ce6" office:value-type="string" calcext:value-type="string">
            <text:p>四. Boot 測試</text:p>
          </table:table-cell>
          <table:table-cell table:style-name="Default" table:number-columns-repeated="10"/>
          <table:table-cell table:number-columns-repeated="1013"/>
        </table:table-row>
        <table:table-row table:style-name="ro4">
          <table:table-cell table:style-name="ce7" office:value-type="string" calcext:value-type="string">
            <text:p>測試項目 <text:s/>: Auto Run - 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4">
          <table:table-cell table:style-name="ce7" office:value-type="string" calcext:value-type="string">
            <text:p>4-1. Boot Test (須要Relay 且 開始需設定測試時間 ON, OFF, START, STOP)</text:p>
          </table:table-cell>
          <table:table-cell table:style-name="Default" table:number-columns-repeated="10"/>
          <table:table-cell table:number-columns-repeated="1013"/>
        </table:table-row>
        <table:table-row table:style-name="ro2">
          <table:table-cell table:style-name="Default"/>
          <table:table-cell table:style-name="ce15" office:value-type="string" calcext:value-type="string">
            <text:p>連接方式 : </text:p>
          </table:table-cell>
          <table:table-cell table:style-name="ce28" office:value-type="string" calcext:value-type="string">
            <text:p>Power 連接至Timer, 等待開始開關機測試</text:p>
          </table:table-cell>
          <table:table-cell table:style-name="ce28" table:number-columns-repeated="7"/>
          <table:table-cell table:style-name="ce43"/>
          <table:table-cell table:number-columns-repeated="1013"/>
        </table:table-row>
        <table:table-row table:style-name="ro2">
          <table:table-cell table:style-name="Default"/>
          <table:table-cell table:style-name="ce16" office:value-type="string" calcext:value-type="string">
            <text:p>測試方法 : </text:p>
          </table:table-cell>
          <table:table-cell table:style-name="ce29" office:value-type="string" calcext:value-type="string">
            <text:p>count 開機次數</text:p>
          </table:table-cell>
          <table:table-cell table:style-name="ce29" table:number-columns-repeated="7"/>
          <table:table-cell table:style-name="ce44"/>
          <table:table-cell table:number-columns-repeated="1013"/>
        </table:table-row>
        <table:table-row table:style-name="ro2">
          <table:table-cell table:style-name="Default"/>
          <table:table-cell table:style-name="ce17"/>
          <table:table-cell table:style-name="ce30" office:value-type="string" calcext:value-type="string">
            <text:p>1. 置換 /etc/rc.local</text:p>
          </table:table-cell>
          <table:table-cell table:style-name="ce30" table:number-columns-repeated="2"/>
          <table:table-cell table:style-name="ce34" office:value-type="string" calcext:value-type="string">
            <text:p>cp -avrf /etc/init.d/rcS /etc/rc.local.bak</text:p>
          </table:table-cell>
          <table:table-cell table:style-name="ce30" table:number-columns-repeated="4"/>
          <table:table-cell table:style-name="ce45"/>
          <table:table-cell table:number-columns-repeated="1013"/>
        </table:table-row>
        <table:table-row table:style-name="ro2">
          <table:table-cell table:style-name="Default"/>
          <table:table-cell table:style-name="ce17"/>
          <table:table-cell table:style-name="ce30" office:value-type="string" calcext:value-type="string">
            <text:p>2. 重新設定開機流程</text:p>
          </table:table-cell>
          <table:table-cell table:style-name="ce30" table:number-columns-repeated="2"/>
          <table:table-cell table:style-name="ce34" office:value-type="string" calcext:value-type="string">
            <text:p>sed -i "/exec/i ./03_boot/BOOT_COLD" /etc/init.d/rcS</text:p>
          </table:table-cell>
          <table:table-cell table:style-name="ce30" table:number-columns-repeated="4"/>
          <table:table-cell table:style-name="ce45"/>
          <table:table-cell table:number-columns-repeated="1013"/>
        </table:table-row>
        <table:table-row table:style-name="ro1">
          <table:table-cell table:style-name="Default"/>
          <table:table-cell table:style-name="ce17"/>
          <table:table-cell table:style-name="ce30" office:value-type="string" calcext:value-type="string">
            <text:p>3. Count boot number</text:p>
          </table:table-cell>
          <table:table-cell table:style-name="ce30" table:number-columns-repeated="2"/>
          <table:table-cell table:style-name="ce34" office:value-type="string" calcext:value-type="string">
            <text:p>count=$(expr $count + 1)</text:p>
          </table:table-cell>
          <table:table-cell table:style-name="ce30" table:number-columns-repeated="4"/>
          <table:table-cell table:style-name="ce45"/>
          <table:table-cell table:number-columns-repeated="1013"/>
        </table:table-row>
        <table:table-row table:style-name="ro2">
          <table:table-cell table:style-name="Default"/>
          <table:table-cell table:style-name="ce16" office:value-type="string" calcext:value-type="string">
            <text:p>判斷條件:</text:p>
          </table:table-cell>
          <table:table-cell table:style-name="ce29" table:number-columns-repeated="8"/>
          <table:table-cell table:style-name="ce44"/>
          <table:table-cell table:number-columns-repeated="1013"/>
        </table:table-row>
        <table:table-row table:style-name="ro2">
          <table:table-cell table:style-name="Default"/>
          <table:table-cell table:style-name="ce17"/>
          <table:table-cell table:style-name="ce30" office:value-type="string" calcext:value-type="string">
            <text:p>PASS : <text:s/>開關機 1000 次 </text:p>
          </table:table-cell>
          <table:table-cell table:style-name="ce30" table:number-columns-repeated="7"/>
          <table:table-cell table:style-name="ce45"/>
          <table:table-cell table:number-columns-repeated="1013"/>
        </table:table-row>
        <table:table-row table:style-name="ro2">
          <table:table-cell table:style-name="Default"/>
          <table:table-cell table:style-name="ce18"/>
          <table:table-cell table:style-name="ce31" office:value-type="string" calcext:value-type="string">
            <text:p>FAIL : <text:s/>結果不及1000次</text:p>
          </table:table-cell>
          <table:table-cell table:style-name="ce31" table:number-columns-repeated="7"/>
          <table:table-cell table:style-name="ce46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7" office:value-type="string" calcext:value-type="string">
            <text:p>4-2. Boot Stop</text:p>
          </table:table-cell>
          <table:table-cell table:style-name="Default" table:number-columns-repeated="10"/>
          <table:table-cell table:number-columns-repeated="1013"/>
        </table:table-row>
        <table:table-row table:style-name="ro4">
          <table:table-cell table:style-name="ce7"/>
          <table:table-cell table:style-name="ce19" office:value-type="string" calcext:value-type="string">
            <text:p>連接方式 : </text:p>
          </table:table-cell>
          <table:table-cell table:style-name="ce28" office:value-type="string" calcext:value-type="string">
            <text:p>接電源</text:p>
          </table:table-cell>
          <table:table-cell table:style-name="ce28" table:number-columns-repeated="7"/>
          <table:table-cell table:style-name="ce43"/>
          <table:table-cell table:number-columns-repeated="1013"/>
        </table:table-row>
        <table:table-row table:style-name="ro4">
          <table:table-cell table:style-name="ce7"/>
          <table:table-cell table:style-name="ce20" office:value-type="string" calcext:value-type="string">
            <text:p>測試方法 : </text:p>
          </table:table-cell>
          <table:table-cell table:style-name="ce29" office:value-type="string" calcext:value-type="string">
            <text:p>STOP boot count, 清除count</text:p>
          </table:table-cell>
          <table:table-cell table:style-name="ce29" table:number-columns-repeated="7"/>
          <table:table-cell table:style-name="ce44"/>
          <table:table-cell table:number-columns-repeated="1013"/>
        </table:table-row>
        <table:table-row table:style-name="ro2">
          <table:table-cell table:style-name="ce7"/>
          <table:table-cell table:style-name="ce19"/>
          <table:table-cell table:style-name="ce28" office:value-type="string" calcext:value-type="string">
            <text:p>1. 還原 /etc/rc.local</text:p>
          </table:table-cell>
          <table:table-cell table:style-name="ce28" table:number-columns-repeated="2"/>
          <table:table-cell table:style-name="ce27" office:value-type="string" calcext:value-type="string">
            <text:p>cp -avrf /etc/rc.local.bak /etc/rc.local</text:p>
          </table:table-cell>
          <table:table-cell table:style-name="ce28" table:number-columns-repeated="4"/>
          <table:table-cell table:style-name="ce43"/>
          <table:table-cell table:number-columns-repeated="1013"/>
        </table:table-row>
        <table:table-row table:style-name="ro2">
          <table:table-cell table:style-name="ce7"/>
          <table:table-cell table:style-name="ce21"/>
          <table:table-cell table:style-name="ce31" office:value-type="string" calcext:value-type="string">
            <text:p>2. 清除count</text:p>
          </table:table-cell>
          <table:table-cell table:style-name="ce31" table:number-columns-repeated="2"/>
          <table:table-cell table:style-name="ce25" office:value-type="string" calcext:value-type="string">
            <text:p>rm count</text:p>
          </table:table-cell>
          <table:table-cell table:style-name="ce31" table:number-columns-repeated="4"/>
          <table:table-cell table:style-name="ce46"/>
          <table:table-cell table:number-columns-repeated="1013"/>
        </table:table-row>
        <table:table-row table:style-name="ro1" table:number-rows-repeated="5">
          <table:table-cell table:style-name="ce7"/>
          <table:table-cell table:style-name="Default" table:number-columns-repeated="10"/>
          <table:table-cell table:number-columns-repeated="1013"/>
        </table:table-row>
        <table:table-row table:style-name="ro1" table:number-rows-repeated="10482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TW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0137P0" style:volatile="true" number:language="zh" number:country="TW">
      <number:text>$</number:text>
      <number:number number:decimal-places="0" number:min-integer-digits="1" number:grouping="true"/>
    </number:number-style>
    <number:number-style style:name="N10137" number:language="zh" number:country="TW">
      <number:text>-$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zh" number:country="TW">
      <number:text>$</number:text>
      <number:number number:decimal-places="0" number:min-integer-digits="1" number:grouping="true"/>
    </number:number-style>
    <number:number-style style:name="N10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38P0"/>
    </number:number-style>
    <number:number-style style:name="N10140P0" style:volatile="true" number:language="zh" number:country="TW">
      <number:text>$</number:text>
      <number:number number:decimal-places="2" number:min-integer-digits="1" number:grouping="true"/>
    </number:number-style>
    <number:number-style style:name="N10140" number:language="zh" number:country="TW">
      <number:text>-$</number:text>
      <number:number number: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TW">
      <number:text>$</number:text>
      <number:number number:decimal-places="2" number:min-integer-digits="1" number:grouping="true"/>
    </number:number-style>
    <number:number-style style:name="N10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41P0"/>
    </number:number-style>
    <number:date-style style:name="N10142" number:language="zh" number:country="TW">
      <number:day/>
      <number:text>-</number:text>
      <number:month number:textual="true"/>
      <number:text>-</number:text>
      <number:year/>
    </number:date-style>
    <number:date-style style:name="N10143" number:language="zh" number:country="TW">
      <number:day/>
      <number:text>-</number:text>
      <number:month number:textual="true"/>
    </number:date-style>
    <number:date-style style:name="N10144" number:language="zh" number:country="TW">
      <number:month number:textual="true"/>
      <number:text>-</number:text>
      <number:year/>
    </number:date-style>
    <number:time-style style:name="N10145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6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8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0149P0"/>
    </number:number-style>
    <number:number-style style:name="N10151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51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10151P0"/>
    </number:number-style>
    <number:number-style style:name="N10152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52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0152P0"/>
    </number:number-style>
    <number:date-style style:name="N1015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month/>
      <number:text>/</number:text>
      <number:day/>
      <number:text>/</number:text>
      <number:year/>
    </number:date-style>
    <number:date-style style:name="N1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9P0" style:volatile="true" number:language="zh" number:country="TW">
      <number:number number:decimal-places="0" number:min-integer-digits="1" number:grouping="true"/>
    </number:number-style>
    <number:number-style style:name="N10159" number:language="zh" number:country="TW">
      <number:text>-</number:text>
      <number:number number:decimal-places="0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number:number number:decimal-places="0" number:min-integer-digits="1" number:grouping="true"/>
    </number:number-style>
    <number:number-style style:name="N10160" number:language="zh" number:country="TW">
      <style:text-properties fo:color="#ff0000"/>
      <number:text>-</number:text>
      <number:number number: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2" number:min-integer-digits="1" number:grouping="true"/>
    </number:number-style>
    <number:number-style style:name="N10161" number:language="zh" number:country="TW">
      <number:text>-</number:text>
      <number:number number:decimal-places="2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number:min-integer-digits="1" number:grouping="true"/>
    </number:number-style>
    <number:number-style style:name="N10162" number:language="zh" number:country="TW">
      <style:text-properties fo:color="#ff0000"/>
      <number:text>-</number:text>
      <number:number number:decimal-places="2" number:min-integer-digits="1" number:grouping="true"/>
      <style:map style:condition="value()&gt;=0" style:apply-style-name="N10162P0"/>
    </number:number-style>
    <number:number-style style:name="N10166P0" style:volatile="true" number:language="zh" number:country="TW">
      <loext:fill-character> </loext:fill-character>
      <number:number number:decimal-places="0" number:min-integer-digits="1" number:grouping="true"/>
      <number:text> </number:text>
    </number:number-style>
    <number:number-style style:name="N10166P1" style:volatile="true" number:language="zh" number:country="TW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66P2" style:volatile="true" number:language="zh" number:country="TW">
      <loext:fill-character> </loext:fill-character>
      <number:text>- </number:text>
    </number:number-style>
    <number:text-style style:name="N10166" number:language="zh" number:country="TW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zh" number:country="TW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0170P1" style:volatile="true" number:language="zh" number:country="TW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0170P2" style:volatile="true" number:language="zh" number:country="TW">
      <number:text> $</number:text>
      <loext:fill-character> </loext:fill-character>
      <number:text>- </number:text>
    </number:number-style>
    <number:text-style style:name="N10170" number:language="zh" number:country="TW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4P0" style:volatile="true" number:language="zh" number:country="TW">
      <loext:fill-character> </loext:fill-character>
      <number:number number:decimal-places="2" number:min-integer-digits="1" number:grouping="true"/>
      <number:text> </number:text>
    </number:number-style>
    <number:number-style style:name="N10174P1" style:volatile="true" number:language="zh" number:country="TW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74P2" style:volatile="true" number:language="zh" number:country="TW">
      <loext:fill-character> </loext:fill-character>
      <number:text>-</number:text>
      <number:number number:decimal-places="0" number:min-integer-digits="0"/>
      <number:text> </number:text>
    </number:number-style>
    <number:text-style style:name="N10174" number:language="zh" number:country="TW"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zh" number:country="TW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178P1" style:volatile="true" number:language="zh" number:country="TW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178P2" style:volatile="true" number:language="zh" number:country="TW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78" number:language="zh" number:country="TW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文泉驛微米黑" style:font-family-asian="文泉驛微米黑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0cm" fo:page-height="21.999cm" style:num-format="1" style:print-orientation="landscape" fo:margin-top="1.905cm" fo:margin-bottom="1.905cm" fo:margin-left="1.199cm" fo:margin-right="1.199cm" style:shadow="none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00/00/00</text:date>, <text:time style:data-style-name="N2" text:time-value="11:26:15.446695564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測試流程_20_Function" style:display-name="PageStyle_測試流程 Fun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測試流程_20_BurnIn" style:display-name="PageStyle_測試流程 BurnI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測試流程_20_Proformance" style:display-name="PageStyle_測試流程 Proforma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測試流程_20_Boot" style:display-name="PageStyle_測試流程 Boo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11:24:16</meta:creation-date>
    <dc:date>2017-06-22T11:46:24.955797846</dc:date>
    <meta:generator>LibreOffice/4.2.6.3$Linux_X86_64 LibreOffice_project/420m0$Build-3</meta:generator>
    <meta:editing-duration>PT1H36M41S</meta:editing-duration>
    <meta:editing-cycles>14</meta:editing-cycles>
    <meta:document-statistic meta:table-count="1" meta:cell-count="41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